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ndale Sans UI" svg:font-family="'Andale Sans UI'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944cm" fo:margin-left="-0.035cm" table:align="left" style:writing-mode="lr-tb"/>
    </style:style>
    <style:style style:name="Table1.A" style:family="table-column">
      <style:table-column-properties style:column-width="10.523cm"/>
    </style:style>
    <style:style style:name="Table1.B" style:family="table-column">
      <style:table-column-properties style:column-width="4.501cm"/>
    </style:style>
    <style:style style:name="Table1.C" style:family="table-column">
      <style:table-column-properties style:column-width="3.911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top" fo:padding="0.097cm" fo:border="0.25pt solid #000000" style:writing-mode="lr-tb"/>
    </style:style>
    <style:style style:name="Table1.2" style:family="table-row">
      <style:table-row-properties style:min-row-height="1.423cm" fo:keep-together="auto"/>
    </style:style>
    <style:style style:name="Table1.A2" style:family="table-cell">
      <style:table-cell-properties style:vertical-align="top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1.C2" style:family="table-cell">
      <style:table-cell-properties style:vertical-align="top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style:min-row-height="1.402cm" fo:keep-together="auto"/>
    </style:style>
    <style:style style:name="Table1.A3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le1.4" style:family="table-row">
      <style:table-row-properties fo:keep-together="auto"/>
    </style:style>
    <style:style style:name="Table1.6" style:family="table-row">
      <style:table-row-properties style:min-row-height="1.903cm" fo:keep-together="auto"/>
    </style:style>
    <style:style style:name="Table1.A6" style:family="table-cell">
      <style:table-cell-properties style:vertical-align="top" fo:padding="0.097cm" fo:border-left="0.25pt solid #000000" fo:border-right="0.25pt solid #000000" fo:border-top="none" fo:border-bottom="0.5pt solid #000000" style:writing-mode="lr-tb"/>
    </style:style>
    <style:style style:name="Table1.7" style:family="table-row">
      <style:table-row-properties style:min-row-height="1.716cm" fo:keep-together="auto"/>
    </style:style>
    <style:style style:name="Table1.A7" style:family="table-cell">
      <style:table-cell-properties style:vertical-align="top" fo:padding="0.097cm" fo:border="0.5pt solid #000000" style:writing-mode="lr-tb"/>
    </style:style>
    <style:style style:name="Table1.8" style:family="table-row">
      <style:table-row-properties style:min-row-height="1.561cm" fo:keep-together="auto"/>
    </style:style>
    <style:style style:name="P1" style:family="paragraph" style:parent-style-name="Heading_20_1" style:list-style-name="WW8Num2">
      <style:paragraph-properties fo:margin-left="0.672cm" fo:margin-right="0cm" fo:text-indent="-0.635cm" style:auto-text-indent="false"/>
      <style:text-properties fo:font-size="11pt" fo:language="ru" fo:country="RU" fo:font-weight="normal" style:font-size-asian="11pt" style:font-weight-asian="normal" style:font-size-complex="11pt" style:font-weight-complex="normal"/>
    </style:style>
    <style:style style:name="P2" style:family="paragraph" style:parent-style-name="Normal_20__28_Web_29_">
      <style:paragraph-properties fo:margin-top="0cm" fo:margin-bottom="0.21cm" loext:contextual-spacing="false"/>
    </style:style>
    <style:style style:name="P3" style:family="paragraph" style:parent-style-name="Standard_20__28_user_29_">
      <style:paragraph-properties fo:text-align="center" style:justify-single-word="false"/>
    </style:style>
    <style:style style:name="P4" style:family="paragraph" style:parent-style-name="Standard_20__28_user_29_">
      <style:text-properties fo:language="ru" fo:country="RU"/>
    </style:style>
    <style:style style:name="P5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6" style:family="paragraph" style:parent-style-name="Standard_20__28_user_29_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7" style:family="paragraph" style:parent-style-name="Standard_20__28_user_29_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8" style:family="paragraph" style:parent-style-name="Standard_20__28_user_29_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58%" fo:language="ru" fo:country="RU"/>
    </style:style>
    <style:style style:name="P9" style:family="paragraph" style:parent-style-name="Standard_20__28_user_29_" style:master-page-name="Standard">
      <style:paragraph-properties fo:text-align="center" style:justify-single-word="false" style:page-number="auto"/>
    </style:style>
    <style:style style:name="P10" style:family="paragraph" style:parent-style-name="Table_20_Contents">
      <style:text-properties fo:language="ru" fo:country="RU"/>
    </style:style>
    <style:style style:name="P11" style:family="paragraph" style:parent-style-name="Table_20_Contents">
      <style:text-properties fo:language="ru" fo:country="RU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language="ru" fo:country="RU"/>
    </style:style>
    <style:style style:name="P13" style:family="paragraph" style:parent-style-name="Table_20_Contents">
      <style:text-properties fo:language="ru" fo:country="RU" fo:font-weight="normal" officeooo:rsid="001c9eff" officeooo:paragraph-rsid="001c9eff" style:font-weight-asian="normal" style:font-weight-complex="normal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text-properties officeooo:paragraph-rsid="001a23be"/>
    </style:style>
    <style:style style:name="P17" style:family="paragraph" style:parent-style-name="Table_20_Contents" style:list-style-name="WW8Num4">
      <style:paragraph-properties fo:margin-left="0.672cm" fo:margin-right="0cm" fo:text-indent="-0.635cm" style:auto-text-indent="false"/>
      <style:text-properties fo:language="ru" fo:country="RU" style:font-name-asian="Times New Roman" style:font-name-complex="Times New Roman"/>
    </style:style>
    <style:style style:name="P18" style:family="paragraph" style:parent-style-name="Table_20_Contents" style:list-style-name="WW8Num4">
      <style:paragraph-properties fo:margin-left="0.672cm" fo:margin-right="0cm" fo:text-indent="-0.635cm" style:auto-text-indent="false"/>
      <style:text-properties fo:language="ru" fo:country="RU" officeooo:rsid="001c07aa" officeooo:paragraph-rsid="001c07aa" style:font-name-asian="Times New Roman" style:font-name-complex="Times New Roman"/>
    </style:style>
    <style:style style:name="P19" style:family="paragraph" style:parent-style-name="Table_20_Contents" style:list-style-name="WW8Num4">
      <style:paragraph-properties fo:margin-left="0.672cm" fo:margin-right="0cm" fo:text-indent="-0.635cm" style:auto-text-indent="false"/>
      <style:text-properties fo:language="ru" fo:country="RU" officeooo:paragraph-rsid="001c07aa"/>
    </style:style>
    <style:style style:name="P20" style:family="paragraph" style:parent-style-name="Table_20_Contents" style:list-style-name="WW8Num2">
      <style:paragraph-properties fo:margin-left="0.672cm" fo:margin-right="0cm" fo:text-indent="-0.635cm" style:auto-text-indent="false"/>
      <style:text-properties fo:language="ru" fo:country="RU" officeooo:rsid="001c9eff" officeooo:paragraph-rsid="001c9eff"/>
    </style:style>
    <style:style style:name="P21" style:family="paragraph" style:parent-style-name="Table_20_Contents" style:list-style-name="WW8Num3">
      <style:paragraph-properties fo:margin-left="0.672cm" fo:margin-right="0cm" fo:text-indent="-0.672cm" style:auto-text-indent="false"/>
      <style:text-properties fo:language="ru" fo:country="RU" fo:font-weight="normal" officeooo:rsid="001c9eff" officeooo:paragraph-rsid="001c9eff" style:font-weight-asian="normal" style:font-weight-complex="normal"/>
    </style:style>
    <style:style style:name="P22" style:family="paragraph" style:parent-style-name="Table_20_Contents" style:list-style-name="WW8Num3">
      <style:paragraph-properties fo:margin-left="0.672cm" fo:margin-right="0cm" fo:text-indent="-0.672cm" style:auto-text-indent="false"/>
      <style:text-properties fo:language="ru" fo:country="RU" officeooo:rsid="001c9eff" officeooo:paragraph-rsid="001c9eff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fo:language="ru" fo:country="RU" style:font-name-asian="Times New Roman" style:font-name-complex="Times New Roman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officeooo:rsid="001a23be"/>
    </style:style>
    <style:style style:name="T4" style:family="text">
      <style:text-properties fo:language="ru" fo:country="RU" fo:font-style="italic" style:font-style-asian="italic" fo:background-color="#c0c0c0"/>
    </style:style>
    <style:style style:name="T5" style:family="text">
      <style:text-properties fo:language="ru" fo:country="RU" fo:font-style="italic" fo:font-weight="bold" style:font-style-asian="italic" style:font-weight-asian="bold" style:font-weight-complex="bold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style:font-name-asian="Times New Roman" style:font-name-complex="Times New Roman"/>
    </style:style>
    <style:style style:name="T8" style:family="text">
      <style:text-properties fo:language="ru" fo:country="RU" officeooo:rsid="001a23be"/>
    </style:style>
    <style:style style:name="T9" style:family="text">
      <style:text-properties style:text-position="super 58%" fo:language="ru" fo:country="RU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officeooo:rsid="001c07aa" style:font-name-asian="Times New Roman" style:font-name-complex="Times New Roman"/>
    </style:style>
    <style:style style:name="T13" style:family="text">
      <style:text-properties officeooo:rsid="001a23be"/>
    </style:style>
    <style:style style:name="T14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5" style:family="text">
      <style:text-properties officeooo:rsid="001bfb83"/>
    </style:style>
    <style:style style:name="T16" style:family="text">
      <style:text-properties officeooo:rsid="001c07aa"/>
    </style:style>
    <style:style style:name="T17" style:family="text">
      <style:text-properties officeooo:rsid="001c9e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Университет ИТМО, факультет программной инженерии и компьютерной техники </text:span></text:p>
      <text:p text:style-name="P3"><text:span text:style-name="T1">Двухнедельная отчётная работа по «Информатике»: аннотация к статье</text:span></text:p>
      <text:p text:style-name="P3"><text:span text:style-name="T1">Дата лекции: </text:span><text:span text:style-name="T8">29.10.2020</text:span><text:span text:style-name="T1"><text:tab/><text:tab/>Дата сдачи: <text:s text:c="2"/></text:span><text:span text:style-name="T8">12.11.2020</text:span></text:p>
      <text:p text:style-name="P5"/>
      <text:p text:style-name="P6"><text:span text:style-name="T1">Выполнил(а) </text:span><text:span text:style-name="T2"><text:tab/></text:span><text:span text:style-name="T3">Щербаков Александр Валерьевич</text:span><text:span text:style-name="T2"><text:tab/></text:span><text:span text:style-name="T1">, № группы </text:span><text:span text:style-name="T2"><text:tab/></text:span><text:span text:style-name="T3">Р3110</text:span><text:span text:style-name="T2"><text:tab/></text:span><text:span text:style-name="T1">, оценка </text:span><text:span text:style-name="T2"><text:tab/></text:span></text:p>
      <text:p text:style-name="P7"><text:span text:style-name="T9"><text:tab/>Фамилия И.О. студента<text:tab/>не заполнять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6"><text:span text:style-name="T14">Название статьи:</text:span></text:p>
            <text:p text:style-name="P16"><text:span text:style-name="T14">Хроники импортозамещения: обзор МойОфис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<text:span text:style-name="T10">ФИО автора статьи (или </text:span><text:span text:style-name="T11">e</text:span><text:span text:style-name="T10">-</text:span><text:span text:style-name="T11">mail</text:span><text:span text:style-name="T10">)</text:span></text:p>
            <text:p text:style-name="P14"><text:a xlink:type="simple" xlink:href="https://habr.com/ru/users/Yconilev/" text:style-name="Internet_20_link" text:visited-style-name="Visited_20_Internet_20_Link"><text:span text:style-name="T4">Yconilev</text:span></text:a></text:p>
          </table:table-cell>
          <table:table-cell table:style-name="Table1.A2" office:value-type="string">
            <text:p text:style-name="P15"><text:span text:style-name="T6">Дата публикации</text:span></text:p>
            <text:p text:style-name="Table_20_Contents"><text:span text:style-name="T7"><text:s/></text:span><text:span text:style-name="T1">" </text:span><text:span text:style-name="T8">7 </text:span><text:span text:style-name="T1">" </text:span><text:span text:style-name="T8">октября </text:span><text:span text:style-name="T1">201</text:span><text:span text:style-name="T8">9</text:span><text:span text:style-name="T1"> г.</text:span></text:p>
          </table:table-cell>
          <table:table-cell table:style-name="Table1.C2" office:value-type="string">
            <text:p text:style-name="P15"><text:span text:style-name="T6">Размер статьи </text:span></text:p>
            <text:p text:style-name="P12">2137 <text:span text:style-name="T13">слов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Table_20_Contents"><text:span text:style-name="T6">Прямая полная ссылка на источник</text:span></text:p>
            <text:p text:style-name="Table_20_Contents"><text:span text:style-name="T6">https://habr.com/ru/post/470473/</text:span>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p text:style-name="List_20_Heading"><text:span text:style-name="T6">Теги: </text:span><text:a xlink:type="simple" xlink:href="https://habr.com/ru/search/?q=%5Bимпортозамещение%5D&amp;target_type=posts" text:style-name="Internet_20_link" text:visited-style-name="Visited_20_Internet_20_Link">импортозамещение</text:a>, <text:a xlink:type="simple" xlink:href="https://habr.com/ru/search/?q=%5Bимпортозамещение%20по%5D&amp;target_type=posts" text:style-name="Internet_20_link" text:visited-style-name="Visited_20_Internet_20_Link">импортозамещение,</text:a> <text:a xlink:type="simple" xlink:href="https://habr.com/ru/search/?q=%5Bмойофис%5D&amp;target_type=posts" text:style-name="Internet_20_link" text:visited-style-name="Visited_20_Internet_20_Link">мойофис</text:a>, <text:a xlink:type="simple" xlink:href="https://habr.com/ru/search/?q=%5Bроссийский%20софт%5D&amp;target_type=posts" text:style-name="Internet_20_link" text:visited-style-name="Visited_20_Internet_20_Link">российский софт</text:a>, <text:a xlink:type="simple" xlink:href="https://habr.com/ru/search/?q=%5Bотечественный%20софт%5D&amp;target_type=posts" text:style-name="Internet_20_link" text:visited-style-name="Visited_20_Internet_20_Link">отечественный софт</text:a> ,<text:a xlink:type="simple" xlink:href="https://habr.com/ru/search/?q=%5Bобзор%20софта%5D&amp;target_type=posts" text:style-name="Internet_20_link" text:visited-style-name="Visited_20_Internet_20_Link">обзор софта</text:a>, <text:a xlink:type="simple" xlink:href="https://habr.com/ru/search/?q=%5Bобзор%20программ%5D&amp;target_type=posts" text:style-name="Internet_20_link" text:visited-style-name="Visited_20_Internet_20_Link">обзор программ</text:a> 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p text:style-name="P11">Перечень фактов, упомянутых в статье</text:p>
            <text:list xml:id="list2898932025" text:style-name="WW8Num4">
              <text:list-item>
                <text:p text:style-name="P17"><text:span text:style-name="T15">Авторов российского ПО часто обвиняют в попытках выдать чужой продукт за свой.</text:span> </text:p>
              </text:list-item>
              <text:list-item>
                <text:p text:style-name="P17"><text:span text:style-name="T16">Пользовательское соглашение, по которому можно перемещаться только вниз и только нажатием клавиши Enter — не самая удобная вещь.</text:span></text:p>
              </text:list-item>
              <text:list-item>
                <text:p text:style-name="P18">Разработчики «Мой офис» упоминают лицензии других разработчиков, на базе кода которых были созданы продукты пакета «Мой офис»</text:p>
              </text:list-item>
              <text:list-item>
                <text:p text:style-name="P19"><text:span text:style-name="T12">Офисный пакет «Мой офис» справляется со своими задачами, но оставил у автора статьи смешанные чувства.</text:span></text:p>
              </text:list-item>
            </text:list>
            <text:p text:style-name="P10"/>
          </table:table-cell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P11">Позитивные следствия и/или достоинства описанной в статье технологии (минимум три пункта)</text:p>
            <text:list xml:id="list2838475191" text:style-name="WW8Num3">
              <text:list-item>
                <text:p text:style-name="P21">Офисный пакет, разобранный в статье выделяется из другого софта, представленного в едином реестре российских программ для электронных вычислительных машин и баз данных своей относительной конкурентноспособностью.</text:p>
              </text:list-item>
              <text:list-item>
                <text:p text:style-name="P21">Минималистичный интерфейс при скромном наборе возможностей в теории может увеличить производительность труда.</text:p>
              </text:list-item>
              <text:list-item>
                <text:p text:style-name="P22">Программы пакета используют Lua как язык для создания макросов, что похволяет расширять не только сами приложения с помощью макросов, но и «подпиливать» язык программирования под свои задачи.</text:p>
              </text:list-item>
            </text:list>
          </table:table-cell>
          <table:covered-table-cell/>
          <table:covered-table-cell/>
        </table:table-row>
        <table:table-row table:style-name="Table1.7">
          <table:table-cell table:style-name="Table1.A7" table:number-columns-spanned="3" office:value-type="string">
            <text:p text:style-name="Table_20_Contents"><text:span text:style-name="T6">Негативные следствия и/или недостатки описанной в статье технологии (минимум три пункта)</text:span></text:p>
            <text:list xml:id="list1602020658" text:style-name="WW8Num2">
              <text:list-item>
                <text:h text:style-name="P1" text:outline-level="1"><text:bookmark text:name="pagetitle"/>Единый реестр российских программ для электронных вычислительных машин и баз данных <text:span text:style-name="T17">содердит большое колличество низкокачесвтенного ПО.</text:span></text:h>
              </text:list-item>
              <text:list-item>
                <text:p text:style-name="P20">У Артема Попова появляется все больше последователей, которые делают ПО, после которого словосочетание «отечественное ПО» порой больно даже слушать.</text:p>
              </text:list-item>
              <text:list-item>
                <text:p text:style-name="P20">Поддержка большинства продуктов всё того же реестра оставляет желать лучшего, по-моему мнению команда разработчиков этой софтины не готова к многочисленным обращениям за технической поддержкой от клиентов.</text:p>
              </text:list-item>
            </text:list>
            <text:p text:style-name="P23"/>
          </table:table-cell>
          <table:covered-table-cell/>
          <table:covered-table-cell/>
        </table:table-row>
        <table:table-row table:style-name="Table1.8">
          <table:table-cell table:style-name="Table1.A7" table:number-columns-spanned="3" office:value-type="string">
            <text:p text:style-name="Table_20_Contents"><text:span text:style-name="T6">Ваши замечания, пожелания преподавателю </text:span><text:span text:style-name="T5">или</text:span><text:span text:style-name="T6"> анекдот о программистах</text:span><text:span text:style-name="Символ_20_сноски"><text:span text:style-name="T6"><text:note text:id="ftn1" text:note-class="footnote"><text:note-citation>1</text:note-citation><text:note-body><text:p text:style-name="Footnote"><text:span text:style-name="T7"><text:tab/></text:span><text:span text:style-name="T1">Наличие этой графы не влияет на оценку</text:span></text:p></text:note-body></text:note></text:span></text:span></text:p>
            <text:p text:style-name="P13">Назревает сладкий плод финансирования для разработчиков отечетсвенного ПО.</text:p>
            <text:p text:style-name="P11"/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ndale Sans UI" svg:font-family="'Andale Sans UI'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, Arial" style:font-family-generic-complex="swiss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Заголовок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, Arial" style:font-family-generic-complex="swiss" style:font-pitch-complex="variable" style:font-size-complex="14pt"/>
    </style:style>
    <style:style style:name="Heading_20_1" style:display-name="Heading 1" style:family="paragraph" style:parent-style-name="Заголовок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12cm" loext:contextual-spacing="false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, Arial" style:font-family-generic-complex="swiss" style:font-pitch-complex="variable"/>
    </style:style>
    <style:style style:name="Название_20_объекта1" style:display-name="Название объекта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orphans="2" fo:widows="2" fo:hyphenation-ladder-count="no-limit" style:vertical-align="auto"/>
      <style:text-properties fo:language="ru" fo:country="RU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лочная_20_цитата" style:display-name="Блочная цитата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Заголовок1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Заголовок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fo:font-weight="normal" style:font-weight-asian="normal" style:font-weight-complex="normal"/>
    </style:style>
    <style:style style:name="WW8Num4z0" style:family="text"/>
    <style:style style:name="Default_20_Paragraph_20_Font" style:display-name="Default Paragraph Font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Символ_20_сноски" style:display-name="Символ сноски" style:family="text">
      <style:text-properties style:text-position="super 58%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Символы_20_концевой_20_сноски" style:display-name="Символы концевой сноски" style:family="text"/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751cm" fo:margin-left="1cm" fo:margin-right="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Vladimir Sosnin</meta:initial-creator>
    <meta:creation-date>2009-04-16T14:32:00</meta:creation-date>
    <dc:date>2020-11-12T13:00:22.651392236</dc:date>
    <meta:editing-cycles>12</meta:editing-cycles>
    <meta:editing-duration>PT13M7S</meta:editing-duration>
    <meta:document-statistic meta:table-count="1" meta:image-count="0" meta:object-count="0" meta:page-count="1" meta:paragraph-count="32" meta:word-count="325" meta:character-count="2475" meta:non-whitespace-character-count="2177"/>
    <meta:generator>LibreOffice/6.4.6.2$Linux_X86_64 LibreOffice_project/40$Build-2</meta:generator>
    <meta:user-defined meta:name="Info 1"/>
    <meta:user-defined meta:name="Info 2"/>
    <meta:user-defined meta:name="Info 3"/>
    <meta:user-defined meta:name="Info 4"/>
  </office:meta>
</office:document-meta>
</file>